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18F2CC078485E9A6.jpg" manifest:media-type="image/jpeg"/>
  <manifest:file-entry manifest:full-path="Pictures/1000000000000130000000E42125A0AF23F77EA0.jpg" manifest:media-type="image/jpeg"/>
  <manifest:file-entry manifest:full-path="Pictures/100000000000032000000258B2FDD9DEA309B59C.jpg" manifest:media-type="image/jpeg"/>
  <manifest:file-entry manifest:full-path="Pictures/100000000000032000000258737B4E0BD7C304D0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0.134cm" fo:min-width="2.54cm" fo:padding-top="0.102cm" fo:padding-bottom="0.102cm" fo:padding-left="0.102cm" fo:padding-right="0.102cm"/>
      <style:paragraph-properties style:writing-mode="lr-tb"/>
    </style:style>
    <style:style style:name="gr2" style:family="graphic" style:parent-style-name="standard">
      <style:graphic-properties draw:stroke="none" draw:fill="none" fo:min-height="1.521cm" fo:min-width="2.54cm" fo:padding-top="0.102cm" fo:padding-bottom="0.102cm" fo:padding-left="0.102cm" fo:padding-right="0.102cm"/>
      <style:paragraph-properties style:writing-mode="lr-tb"/>
    </style:style>
    <style:style style:name="gr3" style:family="graphic" style:parent-style-name="standard">
      <style:graphic-properties draw:stroke="none" draw:fill="none" fo:min-height="1.568cm" fo:min-width="2.54cm" fo:padding-top="0.102cm" fo:padding-bottom="0.102cm" fo:padding-left="0.102cm" fo:padding-right="0.102cm"/>
      <style:paragraph-properties style:writing-mode="lr-tb"/>
    </style:style>
    <style:style style:name="gr4" style:family="graphic" style:parent-style-name="standard">
      <style:graphic-properties draw:stroke="none" draw:fill="bitmap" draw:fill-image-name="Bitmap_5f_0" style:repeat="stretch" draw:fill-image-ref-point="top-left" draw:shadow="hidden"/>
    </style:style>
    <style:style style:name="gr5" style:family="graphic" style:parent-style-name="standard">
      <style:graphic-properties draw:stroke="none" draw:fill="none" fo:min-height="1.347cm" fo:min-width="2.54cm" fo:padding-top="0.102cm" fo:padding-bottom="0.102cm" fo:padding-left="0.102cm" fo:padding-right="0.102cm"/>
      <style:paragraph-properties style:writing-mode="lr-tb"/>
    </style:style>
    <style:style style:name="gr6" style:family="graphic" style:parent-style-name="standard">
      <style:graphic-properties draw:stroke="none" draw:fill="bitmap" draw:fill-image-name="Bitmap_5f_1" style:repeat="stretch" draw:fill-image-ref-point="top-left" draw:shadow="hidden"/>
    </style:style>
    <style:style style:name="gr7" style:family="graphic" style:parent-style-name="standard">
      <style:graphic-properties draw:stroke="none" draw:fill="bitmap" draw:fill-image-name="Bitmap_5f_2" style:repeat="stretch" draw:fill-image-ref-point="top-left" draw:shadow="hidden"/>
    </style:style>
    <style:style style:name="gr8" style:family="graphic" style:parent-style-name="standard">
      <style:graphic-properties draw:stroke="none" draw:fill="bitmap" draw:fill-image-name="Bitmap_5f_3" style:repeat="stretch" draw:fill-image-ref-point="top-left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</style:style>
    <style:style style:name="P4" style:family="paragraph">
      <loext:graphic-properties draw:fill="bitmap" draw:fill-image-name="Bitmap_5f_0" style:repeat="stretch" draw:fill-image-ref-point="top-left"/>
    </style:style>
    <style:style style:name="P5" style:family="paragraph">
      <loext:graphic-properties draw:fill="bitmap" draw:fill-image-name="Bitmap_5f_1" style:repeat="stretch" draw:fill-image-ref-point="top-left"/>
    </style:style>
    <style:style style:name="P6" style:family="paragraph">
      <loext:graphic-properties draw:fill="bitmap" draw:fill-image-name="Bitmap_5f_2" style:repeat="stretch" draw:fill-image-ref-point="top-left"/>
    </style:style>
    <style:style style:name="P7" style:family="paragraph">
      <loext:graphic-properties draw:fill="bitmap" draw:fill-image-name="Bitmap_5f_3" style:repeat="stretch" draw:fill-image-ref-point="top-left"/>
    </style:style>
    <style:style style:name="T1" style:family="text">
      <style:text-properties fo:color="#000000" loext:opacity="100%" style:font-name="Times New Roman1" fo:font-size="24pt" fo:language="en" fo:country="GB" style:text-underline-style="solid" style:text-underline-width="auto" style:text-underline-color="font-color" style:text-underline-mode="continuous" style:text-overline-mode="continuous" style:text-line-through-mode="continuous" style:font-name-asian="Times New Roman1" style:font-size-asian="24pt" style:font-name-complex="Times New Roman1" style:font-size-complex="24pt"/>
    </style:style>
    <style:style style:name="T2" style:family="text">
      <style:text-properties fo:color="#000000" loext:opacity="100%" style:font-name="Times New Roman1" fo:font-size="16pt" fo:language="en" fo:country="GB" style:text-underline-style="solid" style:text-underline-width="auto" style:text-underline-color="font-color" style:text-underline-mode="continuous" style:text-overline-mode="continuous" style:text-line-through-mode="continuous" style:font-name-asian="Times New Roman1" style:font-size-asian="16pt" style:font-name-complex="Times New Roman1" style:font-size-complex="16pt"/>
    </style:style>
    <style:style style:name="T3" style:family="text">
      <style:text-properties fo:color="#000000" loext:opacity="100%" style:font-name="Times New Roman1" fo:language="en" fo:country="GB" style:font-name-asian="Times New Roman1" style:font-name-complex="Times New Roman1"/>
    </style:style>
    <style:style style:name="T4" style:family="text">
      <style:text-properties fo:color="#000000" loext:opacity="100%" style:font-name="Calibri" fo:font-size="10pt" fo:language="en" fo:country="GB" style:font-name-asian="Calibri" style:font-size-asian="10pt" style:font-name-complex="Calibri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frame draw:style-name="gr1" draw:text-style-name="P3" draw:layer="layout" svg:width="18.46cm" svg:height="10.338cm" svg:x="1.27cm" svg:y="0.457cm">
          <draw:text-box>
            <text:p text:style-name="P1"><text:span text:style-name="T1">Does the type of bird an egg comes from effect its general structure </text:span></text:p>
            <text:p text:style-name="P2"><text:span text:style-name="T2"/></text:p>
            <text:p text:style-name="P2"><text:span text:style-name="T2">Introduction: </text:span></text:p>
            <text:p text:style-name="P2"><text:span text:style-name="T2"/></text:p>
            <text:p text:style-name="P2"><text:span text:style-name="T3">Eggs are objectively subjectively awesome. They keep a young bird safe from the dangerous outside whiles still being breakable for the young bird to hatch when the time comes. </text:span></text:p>
            <text:p text:style-name="P2"><text:span text:style-name="T3"/></text:p>
            <text:p text:style-name="P2"><text:span text:style-name="T3">What are the purpose of eggs/ importance </text:span></text:p>
            <text:p text:style-name="P2"><text:span text:style-name="T3">What species produce eggs </text:span></text:p>
            <text:p text:style-name="P2"><text:span text:style-name="T3">What are eggs made up of- calcium carbonate </text:span></text:p>
            <text:p text:style-name="P2"><text:span text:style-name="T3"/></text:p>
          </draw:text-box>
        </draw:frame>
        <draw:frame draw:style-name="gr2" draw:text-style-name="P3" draw:layer="layout" svg:width="7.918cm" svg:height="1.725cm" svg:x="1.854cm" svg:y="16.129cm">
          <draw:text-box>
            <text:p text:style-name="P2"><text:span text:style-name="T4">Here we have a image of a egg under 30x zoom. <text:s/>We used the Mix image capturing system. </text:span></text:p>
          </draw:text-box>
        </draw:frame>
        <draw:frame draw:style-name="gr3" draw:text-style-name="P3" draw:layer="layout" svg:width="8.078cm" svg:height="1.772cm" svg:x="11.139cm" svg:y="16.082cm">
          <draw:text-box>
            <text:p text:style-name="P2"><text:span text:style-name="T4">In this second image, the egg was mouldy and under 1000x you can see these odd lumps which could be mould spores </text:span></text:p>
          </draw:text-box>
        </draw:frame>
        <draw:polygon draw:style-name="gr4" draw:text-style-name="P4" draw:layer="layout" svg:width="7.83cm" svg:height="5.872cm" svg:x="1.807cm" svg:y="17.496cm" svg:viewBox="0 0 7831 5873" draw:points="0,0 7831,0 7831,5873 0,5873">
          <text:p/>
        </draw:polygon>
        <draw:frame draw:style-name="gr5" draw:text-style-name="P3" draw:layer="layout" svg:width="7.918cm" svg:height="1.551cm" svg:x="1.854cm" svg:y="23.634cm">
          <draw:text-box>
            <text:p text:style-name="P2"><text:span text:style-name="T4">Here is an image of the egg at x800 times zoom. This was of the back of the egg. On the edge of it. </text:span></text:p>
          </draw:text-box>
        </draw:frame>
        <draw:polygon draw:style-name="gr6" draw:text-style-name="P5" draw:layer="layout" svg:width="8.019cm" svg:height="6.014cm" svg:x="1.807cm" svg:y="9.937cm" svg:viewBox="0 0 8020 6015" draw:points="0,0 8020,0 8020,6015 0,6015">
          <text:p/>
        </draw:polygon>
        <draw:polygon draw:style-name="gr7" draw:text-style-name="P6" draw:layer="layout" svg:width="8.043cm" svg:height="6.032cm" svg:x="11.173cm" svg:y="9.918cm" svg:viewBox="0 0 8044 6033" draw:points="0,0 8044,0 8044,6033 0,6033">
          <text:p/>
        </draw:polygon>
        <draw:polygon draw:style-name="gr8" draw:text-style-name="P7" draw:layer="layout" svg:width="7.829cm" svg:height="5.872cm" svg:x="11.661cm" svg:y="17.496cm" svg:viewBox="0 0 7830 5873" draw:points="0,0 7830,0 7830,5873 0,5873">
          <text:p/>
        </draw:polygon>
        <draw:frame draw:style-name="gr5" draw:text-style-name="P3" draw:layer="layout" svg:width="7.918cm" svg:height="1.849cm" svg:x="11.43cm" svg:y="23.812cm">
          <draw:text-box>
            <text:p text:style-name="P2"><text:span text:style-name="T4">This image of the egg is at x30 zoom. This s <text:s/>the outside of the egg we think, you can also appear to be the hyphae of a mould that was growing on the eg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5f_0" draw:display-name="Bitmap_0" xlink:href="Pictures/100000000000032000000258737B4E0BD7C304D0.jpg" xlink:type="simple" xlink:show="embed" xlink:actuate="onLoad"/>
    <draw:fill-image draw:name="Bitmap_5f_1" draw:display-name="Bitmap_1" xlink:href="Pictures/100000000000032000000258B2FDD9DEA309B59C.jpg" xlink:type="simple" xlink:show="embed" xlink:actuate="onLoad"/>
    <draw:fill-image draw:name="Bitmap_5f_2" draw:display-name="Bitmap_2" xlink:href="Pictures/1000000000000130000000E42125A0AF23F77EA0.jpg" xlink:type="simple" xlink:show="embed" xlink:actuate="onLoad"/>
    <draw:fill-image draw:name="Bitmap_5f_3" draw:display-name="Bitmap_3" xlink:href="Pictures/10000000000003200000025818F2CC078485E9A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7-12T18:37:53.434346628</dc:date>
    <meta:creation-date>2022-07-06T15:35:03Z</meta:creation-date>
    <meta:generator>LibreOffice/7.3.4.2$Linux_X86_64 LibreOffice_project/30$Build-2</meta:generator>
    <meta:editing-duration>PT8M33S</meta:editing-duration>
    <meta:editing-cycles>1</meta:editing-cycles>
    <meta:document-statistic meta:object-count="9"/>
  </office:meta>
</office:document-meta>
</file>